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officeooo:rsid="001b2055" officeooo:paragraph-rsid="0022ad6e" style:font-size-asian="12pt" style:font-size-complex="12pt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254b35" officeooo:paragraph-rsid="002600f4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officeooo:paragraph-rsid="00293069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93069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93069" style:font-weight-asian="bold" style:font-weight-complex="bold"/>
    </style:style>
    <style:style style:name="T1" style:family="text">
      <style:text-properties officeooo:rsid="002600f4"/>
    </style:style>
    <style:style style:name="T2" style:family="text">
      <style:text-properties style:font-name="DejaVu Sans Condensed" fo:font-size="12pt" fo:font-weight="bold" officeooo:rsid="001c188a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27ceb2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1b2055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290226" style:font-size-asian="12pt" style:font-weight-asian="bold" style:font-size-complex="12pt" style:font-weight-complex="bold"/>
    </style:style>
    <style:style style:name="T6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6">xx</text:span> - Controls</text:p>
          </table:table-cell>
          <table:table-cell table:style-name="Table1.A1" office:value-type="string">
            <text:p text:style-name="P5">2xx - Ground</text:p>
          </table:table-cell>
          <table:table-cell table:style-name="Table1.A1" office:value-type="string">
            <text:p text:style-name="P5">3xx - Flight</text:p>
          </table:table-cell>
          <table:table-cell table:style-name="Table1.D1" office:value-type="string">
            <text:p text:style-name="P5">4xx - A2A</text:p>
          </table:table-cell>
          <table:table-cell table:style-name="Table1.D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3"><text:span text:style-name="T3">6</text:span><text:span text:style-name="T5">0</text:span><text:span text:style-name="T3">1</text:span><text:span text:style-name="T2"> - </text:span><text:span text:style-name="T4">Notes, Quirks, and Trivia</text:span></text:p>
      <text:p text:style-name="P1"/>
      <text:list text:style-name="L1">
        <text:list-item>
          <text:p text:style-name="P2">95% engine RPM burns about 2/3rds the gas of 100% (8k lbs/hr vs 12k lbs/hr) <text:span text:style-name="T1">but is about 47 kts slower (338 kts vs 385 kts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9-25T20:36:09.696000000</dc:date>
    <meta:editing-duration>PT5H29M58S</meta:editing-duration>
    <meta:editing-cycles>29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8" meta:word-count="51" meta:character-count="222" meta:non-whitespace-character-count="180"/>
  </office:meta>
</office:document-meta>
</file>